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15.664cm" svg:y="1.507cm">
            <draw:object draw:notify-on-update-of-ranges="Arkusz1.A1:Arkusz1.A1 Arkusz1.A2:Arkusz1.A4 Arkusz1.D1:Arkusz1.D1 Arkusz1.D2:Arkusz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lasa</text:p>
          </table:table-cell>
          <table:table-cell office:value-type="string" calcext:value-type="string">
            <text:p>liczba kobiet</text:p>
          </table:table-cell>
          <table:table-cell office:value-type="string" calcext:value-type="string">
            <text:p>liczba mezczyzn</text:p>
          </table:table-cell>
          <table:table-cell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22:38:40.357000000</meta:creation-date>
    <dc:date>2021-09-28T22:44:09.573000000</dc:date>
    <meta:editing-duration>PT5M30S</meta:editing-duration>
    <meta:editing-cycles>1</meta:editing-cycles>
    <meta:document-statistic meta:table-count="1" meta:cell-count="16" meta:object-count="1"/>
    <meta:generator>LibreOffice/7.1.0.3$Windows_X86_64 LibreOffice_project/f6099ecf3d29644b5008cc8f48f42f4a40986e4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22cm" svg:y="3.703cm" style:legend-expansion="high" chart:style-name="ch2"/>
        <chart:plot-area chart:style-name="ch3" table:cell-range-address="Arkusz1.A1:Arkusz1.A4 Arkusz1.D1:Arkusz1.D4" chart:data-source-has-labels="both" svg:x="0.32cm" svg:y="0.18cm" svg:width="14.182cm" svg:height="8.64cm">
          <chart:coordinate-region svg:x="3.091cm" svg:y="0.181cm" svg:width="8.639cm" svg:height="8.639cm"/>
          <chart:axis chart:dimension="x" chart:name="primary-x" chart:style-name="ch4" chartooo:axis-type="auto">
            <chartooo:date-scale/>
            <chart:categories table:cell-range-address="Arkusz1.A2:Arkusz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2:Arkusz1.D4" chart:label-cell-address="Arkusz1.D1:Arkusz1.D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a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A</text:p>
                <draw:g>
                  <svg:desc>Arkusz1.A2:Arkusz1.A4</svg:desc>
                </draw:g>
              </table:table-cell>
              <table:table-cell office:value-type="float" office:value="30">
                <text:p>30</text:p>
                <draw:g>
                  <svg:desc>Arkusz1.D2:Arkusz1.D4</svg:desc>
                </draw:g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